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d694" officeooo:paragraph-rsid="0000d694"/>
    </style:style>
    <style:style style:name="P2" style:family="paragraph" style:parent-style-name="Standard">
      <style:paragraph-properties fo:text-align="center" style:justify-single-word="false"/>
      <style:text-properties officeooo:rsid="0000d694" officeooo:paragraph-rsid="0000d694"/>
    </style:style>
    <style:style style:name="P3" style:family="paragraph" style:parent-style-name="Standard">
      <style:text-properties officeooo:rsid="0000d694" officeooo:paragraph-rsid="0000f1c4"/>
    </style:style>
    <style:style style:name="P4" style:family="paragraph" style:parent-style-name="Standard">
      <style:text-properties fo:font-style="italic" officeooo:rsid="0000d694" officeooo:paragraph-rsid="0000d694" style:font-style-asian="italic" style:font-style-complex="italic"/>
    </style:style>
    <style:style style:name="P5" style:family="paragraph" style:parent-style-name="Standard">
      <style:text-properties officeooo:rsid="0000f1c4" officeooo:paragraph-rsid="0000f1c4"/>
    </style:style>
    <style:style style:name="P6" style:family="paragraph" style:parent-style-name="Standard">
      <style:text-properties officeooo:rsid="00022069" officeooo:paragraph-rsid="00022069"/>
    </style:style>
    <style:style style:name="P7" style:family="paragraph" style:parent-style-name="Standard">
      <style:text-properties officeooo:rsid="0000f1c4" officeooo:paragraph-rsid="0007df28"/>
    </style:style>
    <style:style style:name="P8" style:family="paragraph" style:parent-style-name="Standard">
      <style:text-properties officeooo:rsid="0000f1c4" officeooo:paragraph-rsid="0000f1c4"/>
    </style:style>
    <style:style style:name="P9" style:family="paragraph" style:parent-style-name="Standard">
      <style:text-properties officeooo:rsid="0007df28" officeooo:paragraph-rsid="0007df28"/>
    </style:style>
    <style:style style:name="T1" style:family="text">
      <style:text-properties officeooo:rsid="0000d69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0f1c4"/>
    </style:style>
    <style:style style:name="T4" style:family="text">
      <style:text-properties style:text-position="sub 58%" officeooo:rsid="0000d694"/>
    </style:style>
    <style:style style:name="T5" style:family="text">
      <style:text-properties style:text-position="sub 58%" officeooo:rsid="00022069"/>
    </style:style>
    <style:style style:name="T6" style:family="text">
      <style:text-properties officeooo:rsid="0000f1c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22069"/>
    </style:style>
    <style:style style:name="T9" style:family="text">
      <style:text-properties officeooo:rsid="00047ed1"/>
    </style:style>
    <style:style style:name="T10" style:family="text">
      <style:text-properties officeooo:rsid="00065002"/>
    </style:style>
    <style:style style:name="T11" style:family="text">
      <style:text-properties officeooo:rsid="0007df2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on-Constructibility</text:span> of<text:line-break/>Quantum Non-Determinis<text:span text:style-name="T1">m</text:span></text:p>
      <text:p text:style-name="P2">by Sven Nilsen, 2020</text:p>
      <text:p text:style-name="P1"/>
      <text:p text:style-name="P4">In this paper I show that quantum non-deterministic functions are not constructible <text:span text:style-name="T8">in general</text:span>.</text:p>
      <text:p text:style-name="P1"/>
      <text:p text:style-name="P1">For every constructible function `f`, the output has some probability distribution `∃<text:span text:style-name="T2">p</text:span>f`.</text:p>
      <text:p text:style-name="P1">Knowing the probability distribution is not the same as knowing how to construct the function.</text:p>
      <text:p text:style-name="P1"/>
      <text:p text:style-name="P1">For example, by permuting the order of the outputs one gets another function `f’` such that:</text:p>
      <text:p text:style-name="P1"/>
      <text:p text:style-name="P1"><text:tab/>∃<text:span text:style-name="T2">p</text:span>f &lt;=&gt; ∃<text:span text:style-name="T2">p</text:span>f’</text:p>
      <text:p text:style-name="P1"/>
      <text:p text:style-name="P1">This means that for functions with more than one output, the probability distribution does not give a unique description of the function. Therefore, one can not <text:span text:style-name="T6">determine</text:span> `f` from `∃<text:span text:style-name="T2">p</text:span>f`. <text:span text:style-name="T6">However, one can construct `f` by enumerating every possible function having the same probability distribution.</text:span></text:p>
      <text:p text:style-name="P1"/>
      <text:p text:style-name="P1">For pure functions plus extensions of non-deterministi<text:span text:style-name="T9">sm</text:span> using random sources:</text:p>
      <text:p text:style-name="P1"/>
      <text:p text:style-name="P3"><text:tab/>∃<text:span text:style-name="T2">p</text:span>f : <text:span text:style-name="T6">T → ℝ</text:span></text:p>
      <text:p text:style-name="P1"/>
      <text:p text:style-name="P5">It takes some type `T` and returns a real number.</text:p>
      <text:p text:style-name="P5"/>
      <text:p text:style-name="P1">In a quantum non-deterministic function, the pro<text:span text:style-name="T6">bability distribution has the type:</text:span></text:p>
      <text:p text:style-name="P1"/>
      <text:p text:style-name="P3"><text:tab/>∃<text:span text:style-name="T2">p</text:span><text:span text:style-name="T3">c</text:span>f : <text:span text:style-name="T6">T → ℂ</text:span></text:p>
      <text:p text:style-name="P3"/>
      <text:p text:style-name="P5">Complex numbers `ℂ` is a generalization of real numbers `ℝ`.</text:p>
      <text:p text:style-name="P5">Therefore, quantum non-deterministic functions are generalizations of pure functions.</text:p>
      <text:p text:style-name="P5"/>
      <text:p text:style-name="P5">The problem is that one can not enumerate every possible function having the same `<text:span text:style-name="T1">∃</text:span><text:span text:style-name="T4">p</text:span><text:span text:style-name="T2">c</text:span><text:span text:style-name="T1">f</text:span>`.</text:p>
      <text:p text:style-name="P5">Why? Because we do not know how to construct a <text:span text:style-name="T7">single</text:span> quantum non-deterministic function which <text:span text:style-name="T11">has a different probability distribution than </text:span>the normal path `f[id → re]`:</text:p>
      <text:p text:style-name="P5"/>
      <text:p text:style-name="P7"><text:tab/><text:span text:style-name="T1">∃</text:span><text:span text:style-name="T4">p</text:span><text:span text:style-name="T5">c</text:span><text:span text:style-name="T1">f &lt;=&gt; ∃</text:span><text:span text:style-name="T4">p</text:span><text:span text:style-name="T2">c</text:span>f[id → re]<text:span text:style-name="T1"><text:tab/><text:tab/>The quantum non-deterministic functions that are constructible</text:span></text:p>
      <text:p text:style-name="P5"/>
      <text:p text:style-name="P9">These functions represents groups of normal paths that are rotated in the complex plane.</text:p>
      <text:p text:style-name="P5"><text:span text:style-name="T11">The function</text:span> `re` <text:span text:style-name="T11">returns the real component of a complex number:</text:span></text:p>
      <text:p text:style-name="P5"/>
      <text:p text:style-name="P9"><text:tab/>re(x : <text:span text:style-name="T6">ℂ</text:span>) =<text:span text:style-name="T12"> (</text:span><text:span text:style-name="T13">x + x</text:span><text:span text:style-name="T14">*</text:span><text:span text:style-name="T13">) / 2<text:tab/><text:tab/>Adding the conjugate zeroes the imaginary component</text:span></text:p>
      <text:p text:style-name="P5"/>
      <text:p text:style-name="P6"><text:span text:style-name="T11">All functions that are constructible have aligned complex probabilities. Since t</text:span>here are quantum non-deterministic functions <text:span text:style-name="T11">which complex probabilities are not aligned</text:span>, <text:span text:style-name="T11">only a subset of </text:span>quantum non-deterministic <text:span text:style-name="T10">functions</text:span> <text:span text:style-name="T11">can be constructed</text:span>. Although, one can model the probability distributions of quantum non-deterministic functions, the functions themselves are not accessi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52:15.772484000</meta:creation-date>
    <dc:date>2020-04-07T14:23:59.557968000</dc:date>
    <meta:editing-duration>PT20M19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2" meta:word-count="316" meta:character-count="2086" meta:non-whitespace-character-count="1785"/>
  </office:meta>
</office:document-meta>
</file>